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normal" officeooo:rsid="0001f9f2" officeooo:paragraph-rsid="000a3439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Minion Pro" fo:font-size="12pt" fo:letter-spacing="normal" fo:font-style="normal" fo:font-weight="bold" officeooo:rsid="000a3439" officeooo:paragraph-rsid="000a3439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Minion Pro" fo:font-size="12pt" fo:letter-spacing="normal" fo:font-style="italic" fo:font-weight="bold" officeooo:rsid="000a3439" officeooo:paragraph-rsid="000a3439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style:font-name="Minion Pro" fo:font-size="12pt" officeooo:rsid="0001f9f2" officeooo:paragraph-rsid="000a3439" style:font-size-asian="12pt" style:font-size-complex="12pt"/>
    </style:style>
    <style:style style:name="T1" style:family="text">
      <style:text-properties officeooo:rsid="000731f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ian University for Women</text:p>
      <text:p text:style-name="P1">PPE 3105 <text:span text:style-name="T1">Introduction to International Relations</text:span></text:p>
      <text:p text:style-name="P1">Fall 2023</text:p>
      <text:p text:style-name="P1">Prof. Richard Sherman</text:p>
      <text:p text:style-name="P1"/>
      <text:p text:style-name="P2">First paper assignment, due at the end of week 2</text:p>
      <text:p text:style-name="P2"><text:span text:style-name="T2"/></text:p>
      <text:p text:style-name="P2"><text:span text:style-name="T2">Please write a paper (double-spaced 2-3 pages) on the following topic:</text:span></text:p>
      <text:p text:style-name="P2"><text:span text:style-name="T2"/></text:p>
      <text:p text:style-name="P2"><text:span text:style-name="T2">Is international peace possible, or are states condemned always to fight wars against each other? Please explain the reasoning behind your answer.</text:span></text:p>
      <text:p text:style-name="P2"><text:span text:style-name="T2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3T00:00:12.731211871</meta:creation-date>
    <dc:date>2023-07-23T00:03:43.650397344</dc:date>
    <meta:editing-duration>PT3M32S</meta:editing-duration>
    <meta:editing-cycles>1</meta:editing-cycles>
    <meta:document-statistic meta:table-count="0" meta:image-count="0" meta:object-count="0" meta:page-count="1" meta:paragraph-count="7" meta:word-count="58" meta:character-count="368" meta:non-whitespace-character-count="317"/>
    <meta:generator>LibreOffice/7.3.1.3$MacOSX_X86_64 LibreOffice_project/a69ca51ded25f3eefd52d7bf9a5fad8c90b87951</meta:generator>
  </office:meta>
</office:document-meta>
</file>